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rmsHashPerField.TermsHashPerField( DocInverterPerField docInverterPerField , final TermsHashPerThread perThread , final TermsHashPerThread nextPerThread , final FieldInfo field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ermsHashPerField.add(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62">
            <text:p text:style-name="Table_20_Contents">62</text:p>
          </table:table-cell>
          <table:table-cell office:value-type="float" office:value="83">
            <text:p text:style-name="Table_20_Contents">8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ermsHashPerField.comparePostings( RawPostingList p1 , RawPostingList p2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ermsHashPerField.add( int textStar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4">
            <text:p text:style-name="Table_20_Contents">34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TermsHashPerField.shrinkHash( int targetSiz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rmsHashPerField.rese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rmsHashPerField.abo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rmsHashPerField.fini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rmsHashPerField.initReader( ByteSliceReader reader , RawPostingList p , int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rmsHashPerField.writeByte( int stream , byte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rmsHashPerField.quickSort( RawPostingList [ ] postings , int lo , int hi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1">
            <text:p text:style-name="Table_20_Contents">21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TermsHashPerField.writeVInt( int stream ,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rmsHashPerField.rehashPostings( final int newSiz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2">
            <text:p text:style-name="Table_20_Contents">22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TermsHashPerField.start( Fieldable 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rmsHashPerField.sortPos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rmsHashPerField.postingEquals( final char [ ] tokenText , final int tokenTextL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rmsHashPerField.compactPosting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rmsHashPerField.start( Fieldable [ ] fields , int cou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rmsHashPerField.writeBytes( int stream , byte [ ] b , int offse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